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 fo:min-height="0.893cm" fo:min-width="0.64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199cm" fo:min-width="0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195cm" fo:min-width="0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cfe7f5"/>
      <style:paragraph-properties fo:text-align="center"/>
      <style:text-properties fo:font-size="18pt"/>
    </style:style>
    <style:style style:name="P6" style:family="paragraph">
      <loext:graphic-properties draw:fill-color="#ffffff"/>
      <style:paragraph-properties fo:text-align="center"/>
      <style:text-properties fo:font-size="18pt"/>
    </style:style>
    <style:style style:name="T1" style:family="text">
      <style:text-properties style:text-position="33% 58%" fo:font-size="20pt" style:font-size-asian="20pt" style:font-size-complex="20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143cm" svg:height="1.143cm" svg:x="7.223cm" svg:y="8.112cm">
          <text:p text:style-name="P1">z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2" draw:id="id12" draw:layer="layout" svg:width="0.635cm" svg:height="0.635cm" svg:x="11.668cm" svg:y="14.716cm">
          <text:p text:style-name="P1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143cm" svg:height="1.143cm" svg:x="7.223cm" svg:y="13.192cm">
          <text:p text:style-name="P1">z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1.143cm" svg:height="1.143cm" svg:x="7.223cm" svg:y="15.732cm">
          <text:p text:style-name="P1">z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1.143cm" svg:height="1.143cm" svg:x="7.223cm" svg:y="10.652cm">
          <text:p text:style-name="P1">z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" draw:id="id2" draw:layer="layout" svg:width="0.889cm" svg:height="0.889cm" draw:transform="rotate (-1.5707963267949) translate (10.498cm 17.09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svg:x1="7.794cm" svg:y1="16.875cm" svg:x2="9.611cm" svg:y2="17.535cm" draw:start-shape="id1" draw:start-glue-point="2" draw:end-shape="id2" draw:end-glue-point="6" svg:d="M7794 16875v660h1817" svg:viewBox="0 0 1818 661">
          <text:p/>
        </draw:connector>
        <draw:connector draw:style-name="gr4" draw:text-style-name="P1" xml:id="id10" draw:id="id10" draw:layer="layout" svg:x1="7.794cm" svg:y1="9.255cm" svg:x2="7.794cm" svg:y2="10.652cm" draw:start-shape="id3" draw:start-glue-point="2" draw:end-shape="id4" draw:end-glue-point="0" svg:d="M7794 9255v1397" svg:viewBox="0 0 1 1398">
          <text:p/>
        </draw:connector>
        <draw:connector draw:style-name="gr4" draw:text-style-name="P1" xml:id="id8" draw:id="id8" draw:layer="layout" svg:x1="7.794cm" svg:y1="11.795cm" svg:x2="7.794cm" svg:y2="13.192cm" draw:start-shape="id4" draw:start-glue-point="2" draw:end-shape="id5" draw:end-glue-point="0" svg:d="M7794 11795v1397" svg:viewBox="0 0 1 1398">
          <text:p/>
        </draw:connector>
        <draw:connector draw:style-name="gr4" draw:text-style-name="P1" xml:id="id6" draw:id="id6" draw:layer="layout" svg:x1="7.794cm" svg:y1="14.335cm" svg:x2="7.794cm" svg:y2="15.732cm" draw:start-shape="id5" draw:start-glue-point="2" draw:end-shape="id1" draw:end-glue-point="0" svg:d="M7794 14335v1397" svg:viewBox="0 0 1 1398">
          <text:p/>
        </draw:connector>
        <draw:custom-shape draw:style-name="gr3" draw:text-style-name="P3" xml:id="id7" draw:id="id7" draw:layer="layout" svg:width="0.889cm" svg:height="0.889cm" draw:transform="rotate (-1.5707963267949) translate (10.525cm 14.58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9" draw:id="id9" draw:layer="layout" svg:width="0.889cm" svg:height="0.889cm" draw:transform="rotate (-1.5707963267949) translate (10.398cm 12.04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11" draw:id="id11" draw:layer="layout" svg:width="0.889cm" svg:height="0.889cm" draw:transform="rotate (-1.5707963267949) translate (10.352cm 9.50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svg:x1="7.794cm" svg:y1="15.033cm" svg:x2="9.638cm" svg:y2="15.033cm" draw:start-shape="id6" draw:start-glue-point="0" draw:end-shape="id7" draw:end-glue-point="6" svg:d="M7794 15033h1844" svg:viewBox="0 0 1845 1">
          <text:p/>
        </draw:connector>
        <draw:connector draw:style-name="gr4" draw:text-style-name="P1" draw:layer="layout" svg:x1="7.794cm" svg:y1="12.493cm" svg:x2="9.511cm" svg:y2="12.493cm" draw:start-shape="id8" draw:start-glue-point="0" draw:end-shape="id9" draw:end-glue-point="6" svg:d="M7794 12493h1717" svg:viewBox="0 0 1718 1">
          <text:p/>
        </draw:connector>
        <draw:connector draw:style-name="gr4" draw:text-style-name="P1" draw:layer="layout" svg:x1="7.794cm" svg:y1="9.953cm" svg:x2="9.465cm" svg:y2="9.953cm" draw:start-shape="id10" draw:start-glue-point="0" draw:end-shape="id11" draw:end-glue-point="6" svg:d="M7794 9953h1671" svg:viewBox="0 0 1672 1">
          <text:p/>
        </draw:connector>
        <draw:connector draw:style-name="gr4" draw:text-style-name="P1" draw:layer="layout" svg:x1="10.498cm" svg:y1="17.535cm" svg:x2="11.986cm" svg:y2="15.351cm" draw:start-shape="id2" draw:start-glue-point="4" draw:end-shape="id12" draw:end-glue-point="8" svg:d="M10498 17535h1488v-2184" svg:viewBox="0 0 1489 2185">
          <text:p/>
        </draw:connector>
        <draw:connector draw:style-name="gr4" draw:text-style-name="P1" draw:layer="layout" svg:x1="10.525cm" svg:y1="15.033cm" svg:x2="11.668cm" svg:y2="15.034cm" draw:start-shape="id7" draw:start-glue-point="4" draw:end-shape="id12" draw:end-glue-point="6" svg:d="M10525 15033h571v1h572" svg:viewBox="0 0 1144 2">
          <text:p/>
        </draw:connector>
        <draw:custom-shape draw:style-name="gr2" draw:text-style-name="P3" xml:id="id13" draw:id="id13" draw:layer="layout" svg:width="0.635cm" svg:height="0.635cm" svg:x="11.668cm" svg:y="12.176cm">
          <text:p text:style-name="P1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0.398cm" svg:y1="12.493cm" svg:x2="11.668cm" svg:y2="12.494cm" draw:start-shape="id9" draw:start-glue-point="4" draw:end-shape="id13" draw:end-glue-point="6" svg:d="M10398 12493h635v1h635" svg:viewBox="0 0 1271 2">
          <text:p/>
        </draw:connector>
        <draw:custom-shape draw:style-name="gr2" draw:text-style-name="P3" xml:id="id14" draw:id="id14" draw:layer="layout" svg:width="0.635cm" svg:height="0.635cm" svg:x="11.668cm" svg:y="9.636cm">
          <text:p text:style-name="P1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5" draw:id="id15" draw:layer="layout" svg:width="0.635cm" svg:height="0.635cm" svg:x="11.668cm" svg:y="7.116cm">
          <text:p text:style-name="P1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1.986cm" svg:y1="12.176cm" svg:x2="11.986cm" svg:y2="10.271cm" draw:start-shape="id13" draw:start-glue-point="4" draw:end-shape="id14" draw:end-glue-point="8" svg:d="M11986 12176v-1905" svg:viewBox="0 0 1 1906">
          <text:p/>
        </draw:connector>
        <draw:connector draw:style-name="gr4" draw:text-style-name="P1" draw:layer="layout" svg:x1="10.352cm" svg:y1="9.953cm" svg:x2="11.668cm" svg:y2="9.954cm" draw:start-shape="id11" draw:start-glue-point="4" draw:end-shape="id14" draw:end-glue-point="6" svg:d="M10352 9953h658v1h658" svg:viewBox="0 0 1317 2">
          <text:p/>
        </draw:connector>
        <draw:connector draw:style-name="gr4" draw:text-style-name="P1" draw:layer="layout" svg:x1="11.986cm" svg:y1="9.636cm" svg:x2="11.986cm" svg:y2="7.751cm" draw:start-shape="id14" draw:start-glue-point="4" draw:end-shape="id15" draw:end-glue-point="8" svg:d="M11986 9636v-1885" svg:viewBox="0 0 1 1886">
          <text:p/>
        </draw:connector>
        <draw:connector draw:style-name="gr4" draw:text-style-name="P1" draw:layer="layout" svg:x1="11.986cm" svg:y1="12.811cm" svg:x2="11.986cm" svg:y2="14.716cm" draw:start-shape="id13" draw:start-glue-point="8" draw:end-shape="id12" draw:end-glue-point="4" svg:d="M11986 12811v1905" svg:viewBox="0 0 1 1906">
          <text:p/>
        </draw:connector>
        <draw:frame draw:style-name="gr5" draw:text-style-name="P1" draw:layer="layout" svg:width="0.809cm" svg:height="1.003cm" svg:x="9.888cm" svg:y="16.36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" draw:layer="layout" svg:width="0.416cm" svg:height="0.47cm" svg:x="9.989cm" svg:y="14.26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" draw:layer="layout" svg:width="0.809cm" svg:height="1.003cm" svg:x="9.789cm" svg:y="11.36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1" draw:layer="layout" svg:width="1.03cm" svg:height="1.003cm" svg:x="9.589cm" svg:y="8.76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3" draw:text-style-name="P3" xml:id="id16" draw:id="id16" draw:layer="layout" svg:width="0.889cm" svg:height="0.889cm" draw:transform="rotate (-1.5707963267949) translate (10.352cm 7.00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416cm" svg:height="0.47cm" svg:x="9.89cm" svg:y="6.78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onnector draw:style-name="gr6" draw:text-style-name="P4" draw:layer="layout" draw:type="line" svg:x1="12.303cm" svg:y1="7.434cm" svg:x2="13.754cm" svg:y2="7.414cm" draw:start-shape="id15" draw:start-glue-point="10" svg:d="M12303 7434l1451-20" svg:viewBox="0 0 1452 21">
          <text:p/>
        </draw:connector>
        <draw:connector draw:style-name="gr7" draw:text-style-name="P4" draw:layer="layout" draw:type="line" svg:x1="10.352cm" svg:y1="7.453cm" svg:x2="11.668cm" svg:y2="7.434cm" draw:start-shape="id16" draw:start-glue-point="4" draw:end-shape="id15" draw:end-glue-point="6" svg:d="M10352 7453l1316-19" svg:viewBox="0 0 1317 20">
          <text:p/>
        </draw:connector>
        <draw:connector draw:style-name="gr7" draw:text-style-name="P4" xml:id="id17" draw:id="id17" draw:layer="layout" draw:type="line" svg:x1="9.465cm" svg:y1="7.453cm" svg:x2="6.116cm" svg:y2="7.488cm" draw:start-shape="id16" draw:start-glue-point="6" svg:d="M9465 7453l-3349 35" svg:viewBox="0 0 3350 36">
          <text:p/>
        </draw:connector>
        <draw:connector draw:style-name="gr7" draw:text-style-name="P4" draw:layer="layout" draw:type="line" svg:x1="7.794cm" svg:y1="8.112cm" svg:x2="7.79cm" svg:y2="7.47cm" draw:start-shape="id3" draw:start-glue-point="0" draw:end-shape="id17" draw:end-glue-point="0" svg:d="M7794 8112l-4-642" svg:viewBox="0 0 5 643">
          <text:p/>
        </draw:connector>
      </draw:page>
      <draw:page draw:name="page2" draw:style-name="dp1" draw:master-page-name="Default">
        <draw:custom-shape draw:style-name="gr1" draw:text-style-name="P5" xml:id="id20" draw:id="id20" draw:layer="layout" svg:width="1.143cm" svg:height="1.143cm" svg:x="7.223cm" svg:y="8.11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xml:id="id29" draw:id="id29" draw:layer="layout" svg:width="0.635cm" svg:height="0.635cm" svg:x="11.668cm" svg:y="14.7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22" draw:id="id22" draw:layer="layout" svg:width="1.143cm" svg:height="1.143cm" svg:x="7.223cm" svg:y="13.19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18" draw:id="id18" draw:layer="layout" svg:width="1.143cm" svg:height="1.143cm" svg:x="7.223cm" svg:y="15.73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21" draw:id="id21" draw:layer="layout" svg:width="1.143cm" svg:height="1.143cm" svg:x="7.223cm" svg:y="10.65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9" draw:id="id19" draw:layer="layout" svg:width="0.889cm" svg:height="0.889cm" draw:transform="rotate (-1.5707963267949) translate (10.498cm 17.09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xml:id="id39" draw:id="id39" draw:layer="layout" svg:x1="7.794cm" svg:y1="16.875cm" svg:x2="9.611cm" svg:y2="17.535cm" draw:start-shape="id18" draw:start-glue-point="2" draw:end-shape="id19" draw:end-glue-point="6" svg:d="M7794 16875v660h1817" svg:viewBox="0 0 1818 661">
          <text:p/>
        </draw:connector>
        <draw:connector draw:style-name="gr4" draw:text-style-name="P1" xml:id="id27" draw:id="id27" draw:layer="layout" svg:x1="7.794cm" svg:y1="9.255cm" svg:x2="7.794cm" svg:y2="10.652cm" draw:start-shape="id20" draw:start-glue-point="2" draw:end-shape="id21" draw:end-glue-point="0" svg:d="M7794 9255v1397" svg:viewBox="0 0 1 1398">
          <text:p/>
        </draw:connector>
        <draw:connector draw:style-name="gr4" draw:text-style-name="P1" xml:id="id25" draw:id="id25" draw:layer="layout" svg:x1="7.794cm" svg:y1="11.795cm" svg:x2="7.794cm" svg:y2="13.192cm" draw:start-shape="id21" draw:start-glue-point="2" draw:end-shape="id22" draw:end-glue-point="0" svg:d="M7794 11795v1397" svg:viewBox="0 0 1 1398">
          <text:p/>
        </draw:connector>
        <draw:connector draw:style-name="gr4" draw:text-style-name="P1" xml:id="id23" draw:id="id23" draw:layer="layout" svg:x1="7.794cm" svg:y1="14.335cm" svg:x2="7.794cm" svg:y2="15.732cm" draw:start-shape="id22" draw:start-glue-point="2" draw:end-shape="id18" draw:end-glue-point="0" svg:d="M7794 14335v1397" svg:viewBox="0 0 1 1398">
          <text:p/>
        </draw:connector>
        <draw:custom-shape draw:style-name="gr3" draw:text-style-name="P3" xml:id="id24" draw:id="id24" draw:layer="layout" svg:width="0.889cm" svg:height="0.889cm" draw:transform="rotate (-1.5707963267949) translate (10.525cm 14.58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26" draw:id="id26" draw:layer="layout" svg:width="0.889cm" svg:height="0.889cm" draw:transform="rotate (-1.5707963267949) translate (10.398cm 12.04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28" draw:id="id28" draw:layer="layout" svg:width="0.889cm" svg:height="0.889cm" draw:transform="rotate (-1.5707963267949) translate (10.352cm 9.50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svg:x1="7.794cm" svg:y1="15.033cm" svg:x2="9.638cm" svg:y2="15.033cm" draw:start-shape="id23" draw:start-glue-point="0" draw:end-shape="id24" draw:end-glue-point="6" svg:d="M7794 15033h1844" svg:viewBox="0 0 1845 1">
          <text:p/>
        </draw:connector>
        <draw:connector draw:style-name="gr4" draw:text-style-name="P1" draw:layer="layout" svg:x1="7.794cm" svg:y1="12.493cm" svg:x2="9.511cm" svg:y2="12.493cm" draw:start-shape="id25" draw:start-glue-point="0" draw:end-shape="id26" draw:end-glue-point="6" svg:d="M7794 12493h1717" svg:viewBox="0 0 1718 1">
          <text:p/>
        </draw:connector>
        <draw:connector draw:style-name="gr4" draw:text-style-name="P1" draw:layer="layout" svg:x1="7.794cm" svg:y1="9.953cm" svg:x2="9.465cm" svg:y2="9.953cm" draw:start-shape="id27" draw:start-glue-point="0" draw:end-shape="id28" draw:end-glue-point="6" svg:d="M7794 9953h1671" svg:viewBox="0 0 1672 1">
          <text:p/>
        </draw:connector>
        <draw:connector draw:style-name="gr4" draw:text-style-name="P1" draw:layer="layout" svg:x1="10.498cm" svg:y1="17.535cm" svg:x2="11.986cm" svg:y2="15.351cm" draw:start-shape="id19" draw:start-glue-point="4" draw:end-shape="id29" draw:end-glue-point="8" svg:d="M10498 17535h1488v-2184" svg:viewBox="0 0 1489 2185">
          <text:p/>
        </draw:connector>
        <draw:connector draw:style-name="gr4" draw:text-style-name="P1" draw:layer="layout" svg:x1="10.525cm" svg:y1="15.033cm" svg:x2="11.668cm" svg:y2="15.034cm" draw:start-shape="id24" draw:start-glue-point="4" draw:end-shape="id29" draw:end-glue-point="6" svg:d="M10525 15033h571v1h572" svg:viewBox="0 0 1144 2">
          <text:p/>
        </draw:connector>
        <draw:custom-shape draw:style-name="gr2" draw:text-style-name="P6" xml:id="id30" draw:id="id30" draw:layer="layout" svg:width="0.635cm" svg:height="0.635cm" svg:x="11.668cm" svg:y="12.17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0.398cm" svg:y1="12.493cm" svg:x2="11.668cm" svg:y2="12.494cm" draw:start-shape="id26" draw:start-glue-point="4" draw:end-shape="id30" draw:end-glue-point="6" svg:d="M10398 12493h635v1h635" svg:viewBox="0 0 1271 2">
          <text:p/>
        </draw:connector>
        <draw:custom-shape draw:style-name="gr2" draw:text-style-name="P6" xml:id="id31" draw:id="id31" draw:layer="layout" svg:width="0.635cm" svg:height="0.635cm" svg:x="11.668cm" svg:y="9.63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1.986cm" svg:y1="12.176cm" svg:x2="11.986cm" svg:y2="10.271cm" draw:start-shape="id30" draw:start-glue-point="4" draw:end-shape="id31" draw:end-glue-point="8" svg:d="M11986 12176v-1905" svg:viewBox="0 0 1 1906">
          <text:p/>
        </draw:connector>
        <draw:connector draw:style-name="gr4" draw:text-style-name="P1" draw:layer="layout" svg:x1="10.352cm" svg:y1="9.953cm" svg:x2="11.668cm" svg:y2="9.954cm" draw:start-shape="id28" draw:start-glue-point="4" draw:end-shape="id31" draw:end-glue-point="6" svg:d="M10352 9953h658v1h658" svg:viewBox="0 0 1317 2">
          <text:p/>
        </draw:connector>
        <draw:connector draw:style-name="gr4" draw:text-style-name="P1" draw:layer="layout" svg:x1="11.986cm" svg:y1="9.636cm" svg:x2="11.986cm" svg:y2="7.752cm" draw:start-shape="id31" draw:start-glue-point="4" draw:end-shape="id32" draw:end-glue-point="8" svg:d="M11986 9636v-1884" svg:viewBox="0 0 1 1885">
          <text:p/>
        </draw:connector>
        <draw:connector draw:style-name="gr4" draw:text-style-name="P1" draw:layer="layout" svg:x1="11.986cm" svg:y1="12.811cm" svg:x2="11.986cm" svg:y2="14.716cm" draw:start-shape="id30" draw:start-glue-point="8" draw:end-shape="id29" draw:end-glue-point="4" svg:d="M11986 12811v1905" svg:viewBox="0 0 1 1906">
          <text:p/>
        </draw:connector>
        <draw:frame draw:style-name="gr5" draw:text-style-name="P1" draw:layer="layout" svg:width="0.809cm" svg:height="1.003cm" svg:x="9.888cm" svg:y="16.36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1" draw:layer="layout" svg:width="0.416cm" svg:height="0.47cm" svg:x="9.989cm" svg:y="14.26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text-style-name="P1" draw:layer="layout" svg:width="0.809cm" svg:height="1.003cm" svg:x="9.789cm" svg:y="11.36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1" draw:layer="layout" svg:width="1.03cm" svg:height="1.003cm" svg:x="9.589cm" svg:y="8.764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3" draw:text-style-name="P3" xml:id="id36" draw:id="id36" draw:layer="layout" svg:width="0.889cm" svg:height="0.889cm" draw:transform="rotate (1.5707963267949) translate (5.293cm 10.373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37" draw:id="id37" draw:layer="layout" svg:width="0.889cm" svg:height="0.889cm" draw:transform="rotate (1.5707963267949) translate (5.291cm 12.93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38" draw:id="id38" draw:layer="layout" svg:width="0.889cm" svg:height="0.889cm" draw:transform="rotate (1.5707963267949) translate (5.291cm 15.47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40" draw:id="id40" draw:layer="layout" svg:width="0.889cm" svg:height="0.889cm" draw:transform="rotate (1.5707963267949) translate (5.291cm 18.01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2" draw:text-style-name="P6" xml:id="id43" draw:id="id43" draw:layer="layout" svg:width="0.635cm" svg:height="0.635cm" svg:x="3.667cm" svg:y="9.63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42" draw:id="id42" draw:layer="layout" svg:width="0.635cm" svg:height="0.635cm" svg:x="3.668cm" svg:y="12.13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35" draw:id="id35" draw:layer="layout" svg:width="0.635cm" svg:height="0.635cm" svg:x="3.668cm" svg:y="7.13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41" draw:id="id41" draw:layer="layout" svg:width="0.635cm" svg:height="0.635cm" svg:x="3.668cm" svg:y="14.73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2" draw:id="id32" draw:layer="layout" svg:width="0.635cm" svg:height="0.635cm" svg:x="11.668cm" svg:y="7.117cm">
          <text:p text:style-name="P1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3" draw:id="id33" draw:layer="layout" svg:width="0.889cm" svg:height="0.889cm" draw:transform="rotate (-1.5707963267949) translate (10.352cm 7.0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416cm" svg:height="0.47cm" svg:x="9.89cm" svg:y="6.789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onnector draw:style-name="gr6" draw:text-style-name="P4" draw:layer="layout" draw:type="line" svg:x1="12.303cm" svg:y1="7.435cm" svg:x2="13.754cm" svg:y2="7.415cm" draw:start-shape="id32" draw:start-glue-point="10" svg:d="M12303 7435l1451-20" svg:viewBox="0 0 1452 21">
          <text:p/>
        </draw:connector>
        <draw:connector draw:style-name="gr7" draw:text-style-name="P4" draw:layer="layout" draw:type="line" svg:x1="10.352cm" svg:y1="7.454cm" svg:x2="11.668cm" svg:y2="7.435cm" draw:start-shape="id33" draw:start-glue-point="4" draw:end-shape="id32" draw:end-glue-point="6" svg:d="M10352 7454l1316-19" svg:viewBox="0 0 1317 20">
          <text:p/>
        </draw:connector>
        <draw:connector draw:style-name="gr7" draw:text-style-name="P4" xml:id="id34" draw:id="id34" draw:layer="layout" draw:type="line" svg:x1="7.794cm" svg:y1="8.112cm" svg:x2="7.79cm" svg:y2="7.471cm" draw:start-shape="id20" draw:start-glue-point="0" svg:d="M7794 8112l-4-641" svg:viewBox="0 0 5 642">
          <text:p/>
        </draw:connector>
        <draw:connector draw:style-name="gr7" draw:text-style-name="P4" draw:layer="layout" draw:type="line" svg:x1="7.79cm" svg:y1="7.471cm" svg:x2="9.465cm" svg:y2="7.454cm" draw:start-shape="id34" draw:start-glue-point="3" draw:end-shape="id33" draw:end-glue-point="6" svg:d="M7790 7471l1675-17" svg:viewBox="0 0 1676 18">
          <text:p/>
        </draw:connector>
        <draw:connector draw:style-name="gr7" draw:text-style-name="P4" draw:layer="layout" draw:type="line" svg:x1="7.79cm" svg:y1="7.471cm" svg:x2="4.303cm" svg:y2="7.454cm" draw:start-shape="id34" draw:start-glue-point="3" draw:end-shape="id35" draw:end-glue-point="10" svg:d="M7790 7471l-3487-17" svg:viewBox="0 0 3488 18">
          <text:p/>
        </draw:connector>
        <draw:connector draw:style-name="gr7" draw:text-style-name="P4" draw:layer="layout" draw:type="line" svg:x1="3.668cm" svg:y1="7.454cm" svg:x2="2.497cm" svg:y2="7.463cm" draw:start-shape="id35" draw:start-glue-point="6" svg:d="M3668 7454l-1171 9" svg:viewBox="0 0 1172 10">
          <text:p/>
        </draw:connector>
        <draw:connector draw:style-name="gr7" draw:text-style-name="P4" draw:layer="layout" draw:type="line" svg:x1="6.182cm" svg:y1="9.931cm" svg:x2="7.794cm" svg:y2="9.953cm" draw:start-shape="id36" draw:start-glue-point="6" draw:end-shape="id27" draw:end-glue-point="0" svg:d="M6182 9931l1612 22" svg:viewBox="0 0 1613 23">
          <text:p/>
        </draw:connector>
        <draw:connector draw:style-name="gr7" draw:text-style-name="P4" draw:layer="layout" draw:type="line" svg:x1="6.18cm" svg:y1="12.496cm" svg:x2="7.794cm" svg:y2="12.493cm" draw:start-shape="id37" draw:start-glue-point="6" draw:end-shape="id25" draw:end-glue-point="0" svg:d="M6180 12496l1614-3" svg:viewBox="0 0 1615 4">
          <text:p/>
        </draw:connector>
        <draw:connector draw:style-name="gr7" draw:text-style-name="P4" draw:layer="layout" draw:type="line" svg:x1="7.794cm" svg:y1="15.033cm" svg:x2="6.18cm" svg:y2="15.036cm" draw:start-shape="id23" draw:start-glue-point="0" draw:end-shape="id38" draw:end-glue-point="6" svg:d="M7794 15033l-1614 3" svg:viewBox="0 0 1615 4">
          <text:p/>
        </draw:connector>
        <draw:connector draw:style-name="gr7" draw:text-style-name="P4" draw:layer="layout" draw:type="line" svg:x1="7.794cm" svg:y1="17.535cm" svg:x2="6.18cm" svg:y2="17.576cm" draw:start-shape="id39" draw:start-glue-point="0" draw:end-shape="id40" draw:end-glue-point="6" svg:d="M7794 17535l-1614 41" svg:viewBox="0 0 1615 42">
          <text:p/>
        </draw:connector>
        <draw:connector draw:style-name="gr4" draw:text-style-name="P1" draw:layer="layout" svg:x1="5.291cm" svg:y1="17.576cm" svg:x2="3.986cm" svg:y2="15.371cm" draw:start-shape="id40" draw:start-glue-point="4" draw:end-shape="id41" draw:end-glue-point="8" svg:d="M5291 17576h-1305v-2205" svg:viewBox="0 0 1306 2206">
          <text:p/>
        </draw:connector>
        <draw:connector draw:style-name="gr4" draw:text-style-name="P1" draw:layer="layout" svg:x1="3.986cm" svg:y1="14.736cm" svg:x2="3.986cm" svg:y2="12.771cm" draw:start-shape="id41" draw:start-glue-point="4" draw:end-shape="id42" draw:end-glue-point="8" svg:d="M3986 14736v-1965" svg:viewBox="0 0 1 1966">
          <text:p/>
        </draw:connector>
        <draw:connector draw:style-name="gr4" draw:text-style-name="P1" draw:layer="layout" svg:x1="3.986cm" svg:y1="12.136cm" svg:x2="3.985cm" svg:y2="10.271cm" draw:start-shape="id42" draw:start-glue-point="4" draw:end-shape="id43" draw:end-glue-point="8" svg:d="M3986 12136v-933h-1v-932" svg:viewBox="0 0 2 1866">
          <text:p/>
        </draw:connector>
        <draw:connector draw:style-name="gr4" draw:text-style-name="P1" draw:layer="layout" svg:x1="3.985cm" svg:y1="9.636cm" svg:x2="3.986cm" svg:y2="7.771cm" draw:start-shape="id43" draw:start-glue-point="4" draw:end-shape="id35" draw:end-glue-point="8" svg:d="M3985 9636v-933h1v-932" svg:viewBox="0 0 2 1866">
          <text:p/>
        </draw:connector>
        <draw:connector draw:style-name="gr4" draw:text-style-name="P1" draw:layer="layout" svg:x1="5.293cm" svg:y1="9.931cm" svg:x2="4.302cm" svg:y2="9.954cm" draw:start-shape="id36" draw:start-glue-point="4" draw:end-shape="id43" draw:end-glue-point="10" svg:d="M5293 9931h-496v23h-495" svg:viewBox="0 0 992 24">
          <text:p/>
        </draw:connector>
        <draw:connector draw:style-name="gr4" draw:text-style-name="P1" draw:layer="layout" svg:x1="5.291cm" svg:y1="12.496cm" svg:x2="4.303cm" svg:y2="12.454cm" draw:start-shape="id37" draw:start-glue-point="4" draw:end-shape="id42" draw:end-glue-point="10" svg:d="M5291 12496h-494v-42h-494" svg:viewBox="0 0 989 43">
          <text:p/>
        </draw:connector>
        <draw:connector draw:style-name="gr4" draw:text-style-name="P1" draw:layer="layout" svg:x1="5.291cm" svg:y1="15.036cm" svg:x2="4.303cm" svg:y2="15.054cm" draw:start-shape="id38" draw:start-glue-point="4" draw:end-shape="id41" draw:end-glue-point="10" svg:d="M5291 15036h-494v18h-494" svg:viewBox="0 0 989 19">
          <text:p/>
        </draw:connector>
      </draw:page>
      <draw:page draw:name="page3" draw:style-name="dp1" draw:master-page-name="Default">
        <draw:custom-shape draw:style-name="gr2" draw:text-style-name="P6" xml:id="id44" draw:id="id44" draw:layer="layout" svg:width="0.635cm" svg:height="0.635cm" svg:x="3.268cm" svg:y="5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7.068cm" svg:y="5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10.868cm" svg:y="5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14.668cm" svg:y="5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2.247cm" svg:y1="6.14cm" svg:x2="20.044cm" svg:y2="6.115cm" svg:d="M2247 6140h8899v-25h8898" svg:viewBox="0 0 17798 26">
          <text:p/>
        </draw:connector>
        <draw:custom-shape draw:style-name="gr2" draw:text-style-name="P6" xml:id="id45" draw:id="id45" draw:layer="layout" svg:width="0.635cm" svg:height="0.635cm" svg:x="3.268cm" svg:y="10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7.068cm" svg:y="10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10.868cm" svg:y="10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14.668cm" svg:y="10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xml:id="id46" draw:id="id46" draw:layer="layout" draw:type="line" svg:x1="2.256cm" svg:y1="11.189cm" svg:x2="18.78cm" svg:y2="11.164cm" svg:d="M2256 11189l16524-25" svg:viewBox="0 0 16525 26">
          <text:p/>
        </draw:connector>
        <draw:custom-shape draw:style-name="gr1" draw:text-style-name="P5" draw:layer="layout" svg:width="1.143cm" svg:height="1.143cm" svg:x="5.723cm" svg:y="10.55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layer="layout" svg:width="1.143cm" svg:height="1.143cm" svg:x="9.523cm" svg:y="10.55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layer="layout" svg:width="1.143cm" svg:height="1.143cm" svg:x="13.323cm" svg:y="10.55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layer="layout" svg:width="1.143cm" svg:height="1.143cm" svg:x="17.123cm" svg:y="10.55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0.809cm" svg:height="1.003cm" svg:x="5.49cm" svg:y="7.16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onnector draw:style-name="gr7" draw:text-style-name="P4" draw:layer="layout" draw:type="line" svg:x1="3.81cm" svg:y1="6.358cm" svg:x2="5.492cm" svg:y2="11.157cm" draw:start-shape="id44" draw:start-glue-point="9" svg:d="M3810 6358l1682 4799" svg:viewBox="0 0 1683 4800">
          <text:p/>
        </draw:connector>
        <draw:connector draw:style-name="gr7" draw:text-style-name="P4" draw:layer="layout" draw:type="line" svg:x1="3.81cm" svg:y1="10.909cm" svg:x2="5.791cm" svg:y2="6.14cm" draw:start-shape="id45" draw:start-glue-point="11" svg:d="M3810 10909l1981-4769" svg:viewBox="0 0 1982 4770">
          <text:p/>
        </draw:connector>
        <draw:frame draw:style-name="gr5" draw:text-style-name="P1" draw:layer="layout" svg:width="0.5cm" svg:height="1.003cm" svg:x="5.291cm" svg:y="8.866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3" draw:text-style-name="P3" draw:layer="layout" svg:width="0.889cm" svg:height="0.889cm" draw:transform="rotate (2.79252680319093) translate (5.544cm 7.945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draw:layer="layout" svg:width="0.889cm" svg:height="0.889cm" draw:transform="rotate (0.349065850398866) translate (4.429cm 9.436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svg:x1="18.78cm" svg:y1="11.164cm" svg:x2="18.786cm" svg:y2="6.451cm" draw:start-shape="id46" draw:start-glue-point="3" draw:end-shape="id47" draw:end-glue-point="8" svg:d="M18780 11164v-2356h6v-2357" svg:viewBox="0 0 7 4714">
          <text:p/>
        </draw:connector>
        <draw:frame draw:style-name="gr5" draw:text-style-name="P1" draw:layer="layout" svg:width="0.5cm" svg:height="1.003cm" svg:x="9.39cm" svg:y="7.26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onnector draw:style-name="gr7" draw:text-style-name="P4" draw:layer="layout" draw:type="line" svg:x1="7.61cm" svg:y1="6.359cm" svg:x2="9.292cm" svg:y2="11.158cm" svg:d="M7610 6359l1682 4799" svg:viewBox="0 0 1683 4800">
          <text:p/>
        </draw:connector>
        <draw:connector draw:style-name="gr7" draw:text-style-name="P4" draw:layer="layout" draw:type="line" svg:x1="7.61cm" svg:y1="10.91cm" svg:x2="9.591cm" svg:y2="6.141cm" svg:d="M7610 10910l1981-4769" svg:viewBox="0 0 1982 4770">
          <text:p/>
        </draw:connector>
        <draw:frame draw:style-name="gr5" draw:text-style-name="P1" draw:layer="layout" svg:width="0.809cm" svg:height="1.003cm" svg:x="8.991cm" svg:y="8.96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3" draw:text-style-name="P3" draw:layer="layout" svg:width="0.889cm" svg:height="0.889cm" draw:transform="rotate (2.79252680319093) translate (9.344cm 7.946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draw:layer="layout" svg:width="0.889cm" svg:height="0.889cm" draw:transform="rotate (0.349065850398866) translate (8.229cm 9.437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751cm" svg:height="0.47cm" svg:x="13.09cm" svg:y="7.16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onnector draw:style-name="gr7" draw:text-style-name="P4" draw:layer="layout" draw:type="line" svg:x1="11.41cm" svg:y1="6.359cm" svg:x2="13.092cm" svg:y2="11.158cm" svg:d="M11410 6359l1682 4799" svg:viewBox="0 0 1683 4800">
          <text:p/>
        </draw:connector>
        <draw:connector draw:style-name="gr7" draw:text-style-name="P4" draw:layer="layout" draw:type="line" svg:x1="11.41cm" svg:y1="10.91cm" svg:x2="13.391cm" svg:y2="6.141cm" svg:d="M11410 10910l1981-4769" svg:viewBox="0 0 1982 4770">
          <text:p/>
        </draw:connector>
        <draw:frame draw:style-name="gr5" draw:text-style-name="P1" draw:layer="layout" svg:width="0.416cm" svg:height="0.47cm" svg:x="12.891cm" svg:y="9.267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3" draw:text-style-name="P3" draw:layer="layout" svg:width="0.889cm" svg:height="0.889cm" draw:transform="rotate (2.79252680319093) translate (13.144cm 7.946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draw:layer="layout" svg:width="0.889cm" svg:height="0.889cm" draw:transform="rotate (0.349065850398866) translate (12.029cm 9.437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416cm" svg:height="0.47cm" svg:x="16.99cm" svg:y="7.266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onnector draw:style-name="gr7" draw:text-style-name="P4" draw:layer="layout" draw:type="line" svg:x1="15.21cm" svg:y1="6.359cm" svg:x2="16.892cm" svg:y2="11.158cm" svg:d="M15210 6359l1682 4799" svg:viewBox="0 0 1683 4800">
          <text:p/>
        </draw:connector>
        <draw:connector draw:style-name="gr7" draw:text-style-name="P4" draw:layer="layout" draw:type="line" svg:x1="15.21cm" svg:y1="10.91cm" svg:x2="17.191cm" svg:y2="6.141cm" svg:d="M15210 10910l1981-4769" svg:viewBox="0 0 1982 4770">
          <text:p/>
        </draw:connector>
        <draw:frame draw:style-name="gr5" draw:text-style-name="P1" draw:layer="layout" svg:width="0.751cm" svg:height="0.47cm" svg:x="16.591cm" svg:y="9.267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ustom-shape draw:style-name="gr3" draw:text-style-name="P3" draw:layer="layout" svg:width="0.889cm" svg:height="0.889cm" draw:transform="rotate (2.79252680319093) translate (16.944cm 7.946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draw:layer="layout" svg:width="0.889cm" svg:height="0.889cm" draw:transform="rotate (0.349065850398866) translate (15.829cm 9.437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2" draw:text-style-name="P6" xml:id="id47" draw:id="id47" draw:layer="layout" svg:width="0.635cm" svg:height="0.635cm" svg:x="18.468cm" svg:y="5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4T15:38:26.151176507</meta:creation-date>
    <dc:date>2015-04-24T17:20:04.966770147</dc:date>
    <meta:editing-duration>PT31M46S</meta:editing-duration>
    <meta:editing-cycles>16</meta:editing-cycles>
    <meta:generator>LibreOffice/4.4.2.2$Linux_X86_64 LibreOffice_project/40m0$Build-2</meta:generator>
    <meta:document-statistic meta:object-count="133"/>
  </office:meta>
</office:document-meta>
</file>

<file path=Object 1/content.xml><?xml version="1.0" encoding="utf-8"?>
<math xmlns="http://www.w3.org/1998/Math/MathML" display="block">
  <semantics>
    <mfrac>
      <mrow>
        <mo stretchy="false">−</mo>
        <mn>1</mn>
      </mrow>
      <mn>2</mn>
    </mfrac>
    <annotation encoding="StarMath 5.0">-{1}over{2}</annotation>
  </semantics>
</math>
</file>

<file path=Object 10/content.xml><?xml version="1.0" encoding="utf-8"?>
<math xmlns="http://www.w3.org/1998/Math/MathML" display="block">
  <semantics>
    <mfrac>
      <mn>1</mn>
      <mn>2</mn>
    </mfrac>
    <annotation encoding="StarMath 5.0">{1}over{2}</annotation>
  </semantics>
</math>
</file>

<file path=Object 11/content.xml><?xml version="1.0" encoding="utf-8"?>
<math xmlns="http://www.w3.org/1998/Math/MathML" display="block">
  <semantics>
    <mfrac>
      <mn>1</mn>
      <mn>2</mn>
    </mfrac>
    <annotation encoding="StarMath 5.0">{1}over{2}</annotation>
  </semantics>
</math>
</file>

<file path=Object 12/content.xml><?xml version="1.0" encoding="utf-8"?>
<math xmlns="http://www.w3.org/1998/Math/MathML" display="block">
  <semantics>
    <mfrac>
      <mrow>
        <mo stretchy="false">−</mo>
        <mn>1</mn>
      </mrow>
      <mn>2</mn>
    </mfrac>
    <annotation encoding="StarMath 5.0">-{1}over{2}</annotation>
  </semantics>
</math>
</file>

<file path=Object 13/content.xml><?xml version="1.0" encoding="utf-8"?>
<math xmlns="http://www.w3.org/1998/Math/MathML" display="block">
  <semantics>
    <mn>1</mn>
    <annotation encoding="StarMath 5.0">1</annotation>
  </semantics>
</math>
</file>

<file path=Object 14/content.xml><?xml version="1.0" encoding="utf-8"?>
<math xmlns="http://www.w3.org/1998/Math/MathML" display="block">
  <semantics>
    <mn>1</mn>
    <annotation encoding="StarMath 5.0">1</annotation>
  </semantics>
</math>
</file>

<file path=Object 15/content.xml><?xml version="1.0" encoding="utf-8"?>
<math xmlns="http://www.w3.org/1998/Math/MathML" display="block">
  <semantics>
    <mrow>
      <mo stretchy="false">−</mo>
      <mn>2</mn>
    </mrow>
    <annotation encoding="StarMath 5.0">-2</annotation>
  </semantics>
</math>
</file>

<file path=Object 16/content.xml><?xml version="1.0" encoding="utf-8"?>
<math xmlns="http://www.w3.org/1998/Math/MathML" display="block">
  <semantics>
    <mn>2</mn>
    <annotation encoding="StarMath 5.0">2</annotation>
  </semantics>
</math>
</file>

<file path=Object 17/content.xml><?xml version="1.0" encoding="utf-8"?>
<math xmlns="http://www.w3.org/1998/Math/MathML" display="block">
  <semantics>
    <mn>2</mn>
    <annotation encoding="StarMath 5.0">2</annotation>
  </semantics>
</math>
</file>

<file path=Object 18/content.xml><?xml version="1.0" encoding="utf-8"?>
<math xmlns="http://www.w3.org/1998/Math/MathML" display="block">
  <semantics>
    <mrow>
      <mo stretchy="false">−</mo>
      <mn>2</mn>
    </mrow>
    <annotation encoding="StarMath 5.0">-2</annotation>
  </semantics>
</math>
</file>

<file path=Object 2/content.xml><?xml version="1.0" encoding="utf-8"?>
<math xmlns="http://www.w3.org/1998/Math/MathML" display="block">
  <semantics>
    <mn>2</mn>
    <annotation encoding="StarMath 5.0">2</annotation>
  </semantics>
</math>
</file>

<file path=Object 3/content.xml><?xml version="1.0" encoding="utf-8"?>
<math xmlns="http://www.w3.org/1998/Math/MathML" display="block">
  <semantics>
    <mfrac>
      <mrow>
        <mo stretchy="false">−</mo>
        <mn>3</mn>
      </mrow>
      <mn>2</mn>
    </mfrac>
    <annotation encoding="StarMath 5.0">-{3}over{2}</annotation>
  </semantics>
</math>
</file>

<file path=Object 4/content.xml><?xml version="1.0" encoding="utf-8"?>
<math xmlns="http://www.w3.org/1998/Math/MathML" display="block">
  <semantics>
    <mfrac>
      <mrow>
        <mo stretchy="false">−</mo>
        <mn>13</mn>
      </mrow>
      <mn>4</mn>
    </mfrac>
    <annotation encoding="StarMath 5.0">-{13}over{4}</annotation>
  </semantics>
</math>
</file>

<file path=Object 5/content.xml><?xml version="1.0" encoding="utf-8"?>
<math xmlns="http://www.w3.org/1998/Math/MathML" display="block">
  <semantics>
    <mfrac>
      <mrow>
        <mo stretchy="false">−</mo>
        <mn>1</mn>
      </mrow>
      <mn>2</mn>
    </mfrac>
    <annotation encoding="StarMath 5.0">-{1}over{2}</annotation>
  </semantics>
</math>
</file>

<file path=Object 6/content.xml><?xml version="1.0" encoding="utf-8"?>
<math xmlns="http://www.w3.org/1998/Math/MathML" display="block">
  <semantics>
    <mn>2</mn>
    <annotation encoding="StarMath 5.0">2</annotation>
  </semantics>
</math>
</file>

<file path=Object 7/content.xml><?xml version="1.0" encoding="utf-8"?>
<math xmlns="http://www.w3.org/1998/Math/MathML" display="block">
  <semantics>
    <mfrac>
      <mrow>
        <mo stretchy="false">−</mo>
        <mn>3</mn>
      </mrow>
      <mn>2</mn>
    </mfrac>
    <annotation encoding="StarMath 5.0">-{3}over{2}</annotation>
  </semantics>
</math>
</file>

<file path=Object 8/content.xml><?xml version="1.0" encoding="utf-8"?>
<math xmlns="http://www.w3.org/1998/Math/MathML" display="block">
  <semantics>
    <mfrac>
      <mrow>
        <mo stretchy="false">−</mo>
        <mn>13</mn>
      </mrow>
      <mn>4</mn>
    </mfrac>
    <annotation encoding="StarMath 5.0">-{13}over{4}</annotation>
  </semantics>
</math>
</file>

<file path=Object 9/content.xml><?xml version="1.0" encoding="utf-8"?>
<math xmlns="http://www.w3.org/1998/Math/MathML" display="block">
  <semantics>
    <mfrac>
      <mrow>
        <mo stretchy="false">−</mo>
        <mn>1</mn>
      </mrow>
      <mn>2</mn>
    </mfrac>
    <annotation encoding="StarMath 5.0">-{1}over{2}</annotation>
  </semantics>
</math>
</file>